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9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ermine Jacoby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19, 1892</text:p>
      <text:p text:style-name="P5">Month<text:tab/><text:tab/><text:tab/><text:tab/><text:tab/><text:tab/>Ma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Chicago</text:p>
      <text:p text:style-name="P5">State<text:tab/><text:tab/><text:tab/><text:tab/><text:tab/><text:tab/>IL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4045 Ellis avenue/</text:p>
      <text:p text:style-name="P3">Chicago May 19--92./</text:p>
      <text:p text:style-name="P2">Dear Mr Mora<text:span text:style-name="T2">ï</text:span><text:span text:style-name="T3">s/</text:span></text:p>
      <text:p text:style-name="P2"><text:span text:style-name="T3"><text:tab/>Let me from/ the bottom of my heart/ thank you for your/ kindness to me, away from/ Philadelphia at a time/ when I would like/ personally to put a/ child's blessing on my/ poor father's grave,/ you took away from/ me all my regrets/</text:span></text:p>
      <text:p text:style-name="P2"><text:span text:style-name="T3"/></text:p>
      <text:p text:style-name="P2"><text:span text:style-name="T3">[Page 2]</text:span></text:p>
      <text:p text:style-name="P2"><text:span text:style-name="T3">for your benediction/ is so sacred in my eyes,/ that it seems papa/ forever will have a/ peace &amp; rest. <text:s/>God/ will surely bless his/ soul. <text:s/>It was such a/ great satisfaction to me./</text:span></text:p>
      <text:p text:style-name="P2"><text:span text:style-name="T3"><text:tab/>I have the/ pleasure to see dear/ Nina but only a/ glimpse as her time here/ was so limited &amp;/ taken that I could/ only see her a few/ minutes to my sorrow./</text:span></text:p>
      <text:p text:style-name="P2"><text:span text:style-name="T3"/></text:p>
      <text:p text:style-name="P2"><text:soft-page-break/><text:span text:style-name="T3">[Page 3]</text:span></text:p>
      <text:p text:style-name="P2"><text:span text:style-name="T3">She looks splendid/ always the dear grand/ girl of old./</text:span></text:p>
      <text:p text:style-name="P2"><text:span text:style-name="T3"><text:tab/>My dear husband/ just returned from a/ trip, wishes me to send/ you his heartiest/ greetings. <text:s/>Graziella is a/ wonderful child and/ will some day make/ a mark in the world./</text:span></text:p>
      <text:p text:style-name="P2"><text:span text:style-name="T3"><text:tab/>I am pretty/ well, much stronger/ than the years past/</text:span></text:p>
      <text:p text:style-name="P2"><text:span text:style-name="T3"/></text:p>
      <text:p text:style-name="P2"><text:span text:style-name="T3">[Page 4]</text:span></text:p>
      <text:p text:style-name="P2"><text:span text:style-name="T3">and hope God will/ spare me new sorrow/ &amp; illnesses./</text:span></text:p>
      <text:p text:style-name="P2"><text:span text:style-name="T3"><text:tab/>Adieu, my noble/ friend. <text:s/>God guard/ you. <text:s/>I take your/ hands in mine and a/ warm handshaking/ tells you once more/ Merci./</text:span></text:p>
      <text:p text:style-name="P2"><text:span text:style-name="T3"><text:tab/>Your affectionate/ young friend/ Hermine Jacoby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0:30:33.67</meta:creation-date>
    <meta:document-statistic meta:table-count="0" meta:image-count="0" meta:object-count="0" meta:page-count="3" meta:paragraph-count="76" meta:word-count="382" meta:character-count="2421"/>
    <dc:date>2011-12-05T10:57:06.01</dc:date>
    <dc:creator>Penn Libraries</dc:creator>
    <meta:editing-duration>PT00H11M21S</meta:editing-duration>
    <meta:editing-cycles>1</meta:editing-cycles>
    <meta:generator>OpenOffice.org/3.2$Win32 OpenOffice.org_project/320m12$Build-9483</meta:generator>
  </office:meta>
</office:document-meta>
</file>